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language="el" fo:country="GR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fo:language="el" fo:country="G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ΑΝΕΠΙΣΤΗΜΙΟ ΔΥΤΙΚΗΣ ΜΑΚΕΔΟΝΙΑΣ</text:p>
      <text:p text:style-name="P2">ΤΜΗΜΑ ΜΗΧΑΝΙΚΩΝ ΠΛΗΡΟΦΟΡΙΚΗΣ </text:p>
      <text:p text:style-name="P2">ΚΑΙ ΤΗΛΕΠΙΚΟΙΝΩΝΙΩΝ </text:p>
      <text:p text:style-name="P2"/>
      <text:p text:style-name="P3">Μάθηµα: Ανάλυση και Προσοµοίωση ∆ικτύων Επικοινωνιών</text:p>
      <text:p text:style-name="P1">Εξάµηνο: 7<text:span text:style-name="T1">ο</text:span></text:p>
      <text:p text:style-name="P4">Φοιτήτής: Πετρουσόβ Ιωάννης </text:p>
      <text:p text:style-name="P4">ΑΕΜ: 343</text:p>
      <text:p text:style-name="P4"/>
      <text:p text:style-name="P5"><text:span text:style-name="T2">3</text:span>η εργασία<text:line-break/></text:p>
      <text:list xml:id="list2935440311840670254" text:style-name="L3">
        <text:list-item>
          <text:p text:style-name="P6"><text:span text:style-name="T3">Οι συναρτήσεις μέχρι και τη </text:span><text:span text:style-name="T2">main1() </text:span><text:span text:style-name="T3">δουλεύουν όπως λέει η εκφώνηση.<text:line-break/></text:span></text:p>
        </text:list-item>
        <text:list-item>
          <text:p text:style-name="P6"><text:span text:style-name="T3">Η </text:span><text:span text:style-name="T2">main1() </text:span><text:span text:style-name="T3">κάνει χρήση των παραπάνω είδη έτοιμων συναρτήσεων προσθέτοντας τις στο </text:span><text:span text:style-name="T2">current path </text:span><text:span text:style-name="T3">με τη χρήση της συνάρτησης </text:span><text:span text:style-name="T2">addpath(). H main1() </text:span><text:span text:style-name="T3">δέχεται ως παραμέτρους το χρόνο προσομοίωσης και τον αριθμό των σταθμών.<text:line-break/></text:span></text:p>
        </text:list-item>
        <text:list-item>
          <text:p text:style-name="P6"><text:span text:style-name="T3">Η </text:span><text:span text:style-name="T2">main2() </text:span><text:span text:style-name="T3">βρίσκεται στο φάκελο </text:span><text:span text:style-name="T2">main2 </text:span><text:span text:style-name="T3">αλλά δεν ολοκληρώθηκε, δεν λειτουργεί η </text:span><text:span text:style-name="T2">poisson </text:span><text:span text:style-name="T3">κατανομή καθώς ο μετρητής των πακέτων βγαίνει εκτός ορίων πίνακα πακέτων. <text:s/>Οι υπόλοιπες κατανομές λειτουργούν κανονικά. Η </text:span><text:span text:style-name="T2">main2 </text:span><text:span text:style-name="T3">δέχεται τον αριθμό των σταθμών ως είσοδο και κατά την εκτέλεση ζητείται από τον χρήστη να εισάγει τις απαραίτητες τιμές για τις υπόλοιπες συναρτήσεις. Η συνάρτηση απόφασίζει τυχαία αν θα ξεκινήσει η προσομοίωση στην ΟΝ ή </text:span><text:span text:style-name="T2">OFF</text:span><text:span text:style-name="T3"> περίοδο. Το </text:span><text:span text:style-name="T2">event1 </text:span><text:span text:style-name="T3">είναι για περίοδο ΟΝ και το </text:span><text:span text:style-name="T2">event2 </text:span><text:span text:style-name="T3">για </text:span><text:span text:style-name="T2">OFF. T</text:span><text:span text:style-name="T3">α </text:span><text:span text:style-name="T2">events </text:span><text:span text:style-name="T3">επαναλαμβάνονται μέχρι να τελειώσει ο πίνακας χρόνων λειτουργίας και αναμονής </text:span><text:span text:style-name="T2">st_sim_time. </text:span><text:span text:style-name="T3">Στον πίνακα αυτό έχουν υπολογιστεί οι τιμές λειτουργίας και αναμονής από τον πίνακα </text:span><text:span text:style-name="T2">on_off. </text:span><text:span text:style-name="T3">Οι τιμές των αποτελεσμάτων αποθηκεύονται στον πίνακα </text:span><text:span text:style-name="T2">station_results </text:span><text:span text:style-name="T3">όπου στη πρώτη γραμμή έιναι οι σταθμοί(σταθμός1, σταθμός2,...), στη δεύτερη γραμμή είναι το σύνολο των πακέτων, στη τρίτη γραμμή είναι τα συνολικά </text:span><text:span text:style-name="T2">bytes, </text:span><text:span text:style-name="T3">στη τέταρτη γραμμή είναι το άθροισμα των χρόνων αναμονής και λειτουργίας και στη πέμπτη γραμμή είναι ο αριθμός που αντιστοιχή σε μία από τις κατανομές. </text:span><text:span text:style-name="T2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18:28:40.87</meta:creation-date>
    <dc:date>2012-12-04T11:05:10.17</dc:date>
    <meta:editing-duration>PT12H38M56S</meta:editing-duration>
    <meta:editing-cycles>28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233" meta:character-count="1546"/>
  </office:meta>
</office:document-meta>
</file>